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3">
      <style:paragraph-properties fo:text-align="start" style:justify-single-word="false"/>
    </style:style>
    <style:style style:name="P6" style:family="paragraph" style:parent-style-name="Standard" style:list-style-name="L4">
      <style:paragraph-properties fo:text-align="start" style:justify-single-word="false"/>
    </style:style>
    <style:style style:name="P7" style:family="paragraph" style:parent-style-name="Standard" style:list-style-name="L5">
      <style:paragraph-properties fo:text-align="start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seau I</text:p>
      <text:p text:style-name="P1"/>
      <text:p text:style-name="P2">11/01 : <text:s/></text:p>
      <text:p text:style-name="P2">Sommaire : préambule : Qu'est-ce que c'est un réseau ? Généralités</text:p>
      <text:p text:style-name="P2">Aperçu sur les protocoles de bas niveau type :</text:p>
      <text:list xml:id="list2177410522774196121" text:style-name="L1">
        <text:list-item>
          <text:list>
            <text:list-item>
              <text:p text:style-name="P3">Ethernet</text:p>
            </text:list-item>
            <text:list-item>
              <text:p text:style-name="P3">IP V4</text:p>
            </text:list-item>
            <text:list-item>
              <text:p text:style-name="P3">TCP</text:p>
            </text:list-item>
            <text:list-item>
              <text:p text:style-name="P3">VDP</text:p>
            </text:list-item>
            <text:list-item>
              <text:p text:style-name="P3">DNS</text:p>
            </text:list-item>
            <text:list-item>
              <text:p text:style-name="P3">DHCP</text:p>
            </text:list-item>
            <text:list-item>
              <text:p text:style-name="P3">Messagerie</text:p>
            </text:list-item>
            <text:list-item>
              <text:p text:style-name="P3">Programmation distribuée → RPC (Remote Procedur Cell)→ NFS (Network File System)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3"><text:s/></text:p>
                                          <text:p text:style-name="P3"/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Réseau : moyen de communiquer entre des systèmes distants. Communication en série (cf instru) , essayer de faire plus loin que 10/15m c'est mieux.</text:p>
      <text:p text:style-name="P2"/>
      <text:p text:style-name="P2">Voie de transmission : </text:p>
      <text:p text:style-name="P2"><text:s text:c="3"/>caractéristiques : </text:p>
      <text:list xml:id="list118403340280869937" text:style-name="L2">
        <text:list-item>
          <text:list>
            <text:list-item>
              <text:p text:style-name="P4">bande passante – fac d'un média utilisé qui réagit comme un passe bande</text:p>
            </text:list-item>
            <text:list-item>
              <text:p text:style-name="P4">Capacité d'une voie – Prendre en considération le bruit engagé (qualité de la ligne – signal/bruit)</text:p>
            </text:list-item>
            <text:list-item>
              <text:p text:style-name="P4">exemple : connexion internet (3G -H+), bande passante RTC 3200Hz pour un RSB de 10dB</text:p>
            </text:list-item>
            <text:list-item>
              <text:p text:style-name="P4">Rapidité de modulation : qualité d'info transmises par moments élémentaires</text:p>
            </text:list-item>
            <text:list-item>
              <text:p text:style-name="P4">Débit binaire : nb max de symboles binaires transmis par sec</text:p>
            </text:list-item>
          </text:list>
        </text:list-item>
      </text:list>
      <text:p text:style-name="P2"/>
      <text:p text:style-name="P2">Type de codes pour transmission en bande de base :</text:p>
      <text:p text:style-name="P2">. Miller</text:p>
      <text:p text:style-name="P2">. NRZ</text:p>
      <text:p text:style-name="P2">. NRZI</text:p>
      <text:p text:style-name="P2"/>
      <text:p text:style-name="P2">Manchester → Ethernet</text:p>
      <text:p text:style-name="P2"/>
      <text:p text:style-name="P2">Modulations : de fréquence, d'amplitude, de phase</text:p>
      <text:list xml:id="list4252132656588547008" text:style-name="L3">
        <text:list-item>
          <text:p text:style-name="P5">Variations avec N moments (codé sur n bits)</text:p>
        </text:list-item>
      </text:list>
      <text:p text:style-name="P2"/>
      <text:p text:style-name="P2">Topologies de réseaux :</text:p>
      <text:p text:style-name="P2">Bus linéaire sert pour de l'instru ou pour de réseau de tailles faible, nécessite des terminaisons</text:p>
      <text:p text:style-name="P2">en étoile ; accueille simplement sans problème les nouveau trucs mais on individualise chaque point central l'ensemble des connexions disponibles (relié par un point unique) exemple : Token ring</text:p>
      <text:p text:style-name="P2">en jeton ( -en – employés) , en anneau – boucle de communication fermée</text:p>
      <text:p text:style-name="P2"/>
      <text:p text:style-name="P2">Réseau en arbre ou sans fil</text:p>
      <text:p text:style-name="P2">En arbre : composition des 2 premières cité avec normes (ex : IEEE1394)</text:p>
      <text:p text:style-name="P2">Sans fil : infrarouge, tél mobile, hertzien (wifi, zigbee, …), lazer</text:p>
      <text:p text:style-name="P2"/>
      <text:p text:style-name="P2">Pour permettre tout cela, on met en place un modèe appelé OSI (pérennité des réseaux)</text:p>
      <text:p text:style-name="P2"/>
      <text:p text:style-name="P2"><text:soft-page-break/>Open System Interconnexion, proposé par ISO (International Standartisation Organ°)</text:p>
      <text:p text:style-name="P2">Définit les caractéristique matérielles et logicielles pour interconnexion en réseau</text:p>
      <text:p text:style-name="P2">Constitué de 7 couches :</text:p>
      <text:p text:style-name="P2">1 Physique, 2 Données, 3 Réseau, 4 Transport, 5 Session, 6 Présentation, 7 Application</text:p>
      <text:p text:style-name="P2">1,2,3,4 couches basses, 5,6,7 couches hautes</text:p>
      <text:p text:style-name="P2"/>
      <text:list xml:id="list3832313695562395922" text:style-name="L4">
        <text:list-item>
          <text:p text:style-name="P6">Réalise les transfert des info sous forme binaire suivant des caractéristiques physiques, électriques définies par des normes</text:p>
        </text:list-item>
        <text:list-item>
          <text:p text:style-name="P6">Assure un service de transport de tram sur une ligne</text:p>
        </text:list-item>
        <text:list-item>
          <text:p text:style-name="P6">Assure l'acheminement des info des données. Le contrôle de flux <text:s/>et d'erreurs peuvent être réalisés par cette couche </text:p>
        </text:list-item>
        <text:list-item>
          <text:p text:style-name="P6">Responsable du contrôle de transfert des info de bout en bout. Réalise les découpages des messages en paquets.</text:p>
        </text:list-item>
        <text:list-item>
          <text:p text:style-name="P6">Assure ouverture et fermeture des sessions entre usagers Sert d'interface entre les fonctions liées à l’application et celles liées à la transmission de données</text:p>
        </text:list-item>
        <text:list-item>
          <text:p text:style-name="P6">Met en forme les données échangés pour les rendre compatibles avec l'application destinatrice, dans le cas de transmission entre systèmes hétérogènes</text:p>
        </text:list-item>
        <text:list-item>
          <text:p text:style-name="P6">Chargée de l’exécution et de son dialogue avec la couche 7 du destinataire</text:p>
        </text:list-item>
      </text:list>
      <text:p text:style-name="P2"/>
      <text:p text:style-name="P2">Mécanisme d'encapsulation :</text:p>
      <text:p text:style-name="P2">Infos à transmettre (url, mdp, mot à chercher, …) ensuite vers la base de données </text:p>
      <text:p text:style-name="P2">Application</text:p>
      <text:p text:style-name="P2"><text:s/><text:tab/>flèche vers le bas et haut</text:p>
      <text:p text:style-name="P2">Protocole (http)</text:p>
      <text:p text:style-name="P2">Présentation</text:p>
      <text:p text:style-name="P2"><text:tab/>flèche vers le bas et haut</text:p>
      <text:p text:style-name="P2">Session</text:p>
      <text:p text:style-name="P2"><text:tab/>flèche vers le bas et haut</text:p>
      <text:p text:style-name="P2">Transport</text:p>
      <text:p text:style-name="P2"><text:tab/>flèche vers le bas et haut</text:p>
      <text:p text:style-name="P2">Fragmentation (en plusieurs parties)</text:p>
      <text:p text:style-name="P2"/>
      <text:p text:style-name="P2"/>
      <text:p text:style-name="P2">Cela est valable pour chaque fragment </text:p>
      <text:p text:style-name="P2">Fragment</text:p>
      <text:p text:style-name="P2"/>
      <text:p text:style-name="P2">Réseau</text:p>
      <text:p text:style-name="P2"><text:tab/>CRC, valide les données <text:s/></text:p>
      <text:p text:style-name="P2">Données</text:p>
      <text:p text:style-name="P2"/>
      <text:p text:style-name="P2">Physique</text:p>
      <text:p text:style-name="P2"/>
      <text:p text:style-name="P2"/>
      <text:p text:style-name="P2">Normalisation des réseaux locaux (site d'IEEE pour les normes 802,3 ,4 ,6 (802 pour fév 80)</text:p>
      <text:p text:style-name="P2">Séparés en 2 couches <text:s/>données <text:s/>LLC et MAC Logical Link Control et Medium Access Control</text:p>
      <text:p text:style-name="P2">physique PHU physical signalling layer</text:p>
      <text:p text:style-name="P2">Mau medium access uunit</text:p>
      <text:p text:style-name="P2"/>
      <text:p text:style-name="P2"><text:s/>a b g n → Réseau wifi</text:p>
      <text:p text:style-name="P2">Méthode d'accès au support :</text:p>
      <text:p text:style-name="P2">2 types d'accès :</text:p>
      <text:p text:style-name="P2">élection autoriser à aller sur le réseau s'il possède la variable (le jeton) qu'il faut</text:p>
      <text:p text:style-name="P2"><text:soft-page-break/>Obtention d'un jeton permettant de communiquer si besoin. Utilisation d'un arbitre de réseau</text:p>
      <text:p text:style-name="P2">réseau Token Ring, Token Bus</text:p>
      <text:p text:style-name="P2"/>
      <text:p text:style-name="P2">Accès par compétition</text:p>
      <text:p text:style-name="P2">Systèmes tous égaux vis a bis des transmissions</text:p>
      <text:p text:style-name="P2">Prises en main du média quand cela est nécessaire</text:p>
      <text:p text:style-name="P2">Nécessite des restrictions protocolaires afin de viabiliser les communications</text:p>
      <text:p text:style-name="P2">Réseau internet</text:p>
      <text:p text:style-name="P2"/>
      <text:p text:style-name="P2">Ethernet 802,3<text:tab/><text:tab/>Token Bus 802,4<text:tab/><text:tab/>Token Ring 802,5</text:p>
      <text:p text:style-name="P2">Carrirere Sense Multimedia a with </text:p>
      <text:p text:style-name="P2"/>
      <text:p text:style-name="P2">Matériel de connexion</text:p>
      <text:list xml:id="list6538973728754547301" text:style-name="L5">
        <text:list-item>
          <text:p text:style-name="P7">Carte réseau : Ethernet, Token Ring, composant dédié sous la forme d'un pont, carte fille …</text:p>
        </text:list-item>
        <text:list-item>
          <text:p text:style-name="P7">Répéteur : hub, switch</text:p>
        </text:list-item>
        <text:list-item>
          <text:p text:style-name="P7">Ponts:bridge</text:p>
        </text:list-item>
        <text:list-item>
          <text:p text:style-name="P7">Routeurs</text:p>
        </text:list-item>
        <text:list-item>
          <text:p text:style-name="P7">Passerelles:gateway</text:p>
        </text:list-item>
      </text:list>
      <text:p text:style-name="P2"/>
      <text:p text:style-name="P2">Hub : de 8, 16, 24, 48 ports, si c'est &gt; nappe droite stackage pour faire une étoile, <text:s/>Permet d'allonger la longueur du support physique</text:p>
      <text:p text:style-name="P2">Passerelle au niveau physique, reconformer les signaux si ça a été modifié entre la prise murale et la baie de brassage et sont obligés de le faire</text:p>
      <text:p text:style-name="P2">Répète automatiquement les trames ← Inconvénient . Si un système veut communiquer avec un autre et qu'il y a plus que deux systèmes, les autres systèmes sont avertis également. Pour éviter cela, on fait désencapsulage pour vérifier si la communication leur est destiné</text:p>
      <text:p text:style-name="P2">N’empêche pas les collisions ← Problème récurrent de ce type car hub et pour y remédier, il faut switch (Evolution : switch permet la liaison unique entre les comm identifiées)</text:p>
      <text:p text:style-name="P2">Pour assembler et faire fonctionner tout cela, il faut donc ajouter un ordi. Cela permettra de faire identifier ce qu'il faut à tel ou tel système. Possède une mémoire RAM et un microprocesseur. Par conséquent, plus de collisions. Si les communications sont distants, alors on peut faire plusieurs communications simultanées.</text:p>
      <text:p text:style-name="P2">Peut permettre le changement de support (ex : paire torsadée/coaxiale)</text:p>
      <text:p text:style-name="P2"/>
      <text:p text:style-name="P2">Pas de désencapsulation de l'info entre deux câbles Ethernet reliés par un répéteur et deux pc de même type.</text:p>
      <text:p text:style-name="P2"/>
      <text:p text:style-name="P2">Ponts : bridge</text:p>
      <text:p text:style-name="P2">Vont créer un réseau virtuel avec des sous-réseau (exemple les ponts wifi), on n'est pas limités à l'architecture des réseaux mais aux limites des objets connectés au réseau.</text:p>
      <text:p text:style-name="P2">Niveau physique des sous réseaux peuvent être différents</text:p>
      <text:p text:style-name="P2">Enregistre dans des tables internes, les adresses de toutes les stations connectées, chaque pont est identifié par une adresse particulière. Parfois obligé de désencapsuler</text:p>
      <text:p text:style-name="P2">Nécessite un minimum d'intelligence locale</text:p>
      <text:p text:style-name="P2">Reconfiguration automatique suivant les modifications de câblages</text:p>
      <text:p text:style-name="P2"/>
      <text:p text:style-name="P2"><text:s/>Encapsule 7-1 câble Ethernet puis désencapsuler par le pont 1-7 puis réencapusler 7-1 </text:p>
      <text:p text:style-name="P2"/>
      <text:p text:style-name="P2"/>
      <text:p text:style-name="P2"/>
      <text:p text:style-name="P2"/>
      <text:p text:style-name="P2"/>
      <text:p text:style-name="P2"><text:soft-page-break/>Routeurs :</text:p>
      <text:p text:style-name="P2">Permettent de transmettre des infos entre des réseaux non physiquement connectés entre eux</text:p>
      <text:p text:style-name="P2"/>
      <text:p text:style-name="P2">Implique l'utilisation d'adresses des utilisateurs connues que par leurs adresses logicielles (exemple adresse ip lors des jeux en réseau) et non matérielles</text:p>
      <text:p text:style-name="P2">Positionne sur le réseau du modèle OSI</text:p>
      <text:p text:style-name="P2">Nécessite une intelligence de sélection des routes à proposer suivant un protocole de routage</text:p>
      <text:p text:style-name="P2">Désencapsule et encapsule les données </text:p>
      <text:p text:style-name="P2"/>
      <text:p text:style-name="P2">PC 1 → R1 → R2 → R.. → R5 → PC2</text:p>
      <text:p text:style-name="P2">Entre PC et routeur, différents câbles disponibles : Ethernet, satellite, fibre optique</text:p>
      <text:p text:style-name="P2"/>
      <text:p text:style-name="P2">PC1 – Câble Ethernet – Routeur (adresse IP) [données, physique] – Fibre optique – PC2 </text:p>
      <text:p text:style-name="P2"/>
      <text:p text:style-name="P2"/>
      <text:p text:style-name="P2">Passerelles :</text:p>
      <text:p text:style-name="P2">Réalisée par une application informatique, directement intégré dans la plupart des OS</text:p>
      <text:p text:style-name="P2">Permet <text:s/>de réaliser une communication entre applications fonctionnant sur des architectures informatiques différentes</text:p>
      <text:p text:style-name="P2">Translations d'adresse</text:p>
      <text:p text:style-name="P2"/>
      <text:p text:style-name="P2">PC1 – câble Ethernet – gateway (avec les 6 couches de pc sauf application) [donnée qui se déplace] – câble Token Ring – PC2 </text:p>
      <text:p text:style-name="P2"/>
      <text:p text:style-name="P2"/>
      <text:p text:style-name="P2">Support de transmission :</text:p>
      <text:p text:style-name="P2">Câble coaxiaux – constitué âme métallique enrobé isolant puis écranté</text:p>
      <text:p text:style-name="P2"/>
      <text:p text:style-name="P2">Paire torsadée connecteur RJ45 – Connecteur standard</text:p>
      <text:p text:style-name="P2">câble droit – permet de relier un système avec un hub, switch, routeur etc.</text:p>
      <text:p text:style-name="P2">Câble croisé <text:s/>- Permet de relier en série , faculté de faire un mini réseau entre deux pc, transmission système deux à deux</text:p>
      <text:p text:style-name="P2"/>
      <text:p text:style-name="P2">3 type de fibre optique</text:p>
      <text:p text:style-name="P2">soit un seul fibre lumineux qui se déplace</text:p>
      <text:p text:style-name="P2">soit plusieurs convoluées dans le câble</text:p>
      <text:p text:style-name="P2"/>
      <text:p text:style-name="P2">Avantages : bande passante, faible volume, poids réduit, etc..</text:p>
      <text:p text:style-name="P2">Inconvénients 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Protocole Ethernet</text:p>
      <text:p text:style-name="P2">Développé par 2 ingénieurs à la fin des années 70 Robert Metcalfe et David Boggs</text:p>
      <text:p text:style-name="P2">But de transmissions de données entre deux systèmes qui s’apparente à une liaison série</text:p>
      <text:p text:style-name="P2">Version 1 mise au point par Xerox, Intel et Digital en 80, utilisé par industrie aéronautique</text:p>
      <text:p text:style-name="P2"/>
      <text:p text:style-name="P2">Caractère aléatoire gênant dans cette industrie ni applications bureautiques ou production ne supporte pas de contraintes strictes de temps réels mais gênant dans industrie automobile ou automates qui communique e=ont des contraintes en temps réels forts. Codage Machester</text:p>
      <text:p text:style-name="P2">Maintenant débit allant jusqu’à plus d'(un Tpar sec, avant largement moins</text:p>
      <text:p text:style-name="P2"/>
      <text:p text:style-name="P2">Codage Manchester </text:p>
      <text:p text:style-name="P2">utilisé pour Ethernet 10Base5 10Base2 10BaseT 10BaseFL, maintenant 100BaseTx etc.</text:p>
      <text:p text:style-name="P2">thick – thin (jusqu’à 200m max longueur)– twisted pair – fibre optique</text:p>
      <text:p text:style-name="P2"/>
      <text:p text:style-name="P2">Manchester différentiel – Présence ou absence de transition de l'horloge</text:p>
      <text:p text:style-name="P2"/>
      <text:p text:style-name="P2">Plus populaire des réseaux commutés</text:p>
      <text:p text:style-name="P2">Bande passante 10Mbps, 100, 1G</text:p>
      <text:p text:style-name="P2">Longueur max 2500m par segments de 500m</text:p>
      <text:p text:style-name="P2"/>
      <text:p text:style-name="P2">Trame Ethernet</text:p>
      <text:p text:style-name="P2"/>
      <text:p text:style-name="P2">6premiers octets vont à l'adresse du destinataire, 6 octects pour l'adresse du système source, 2 octets pour le type ou la longueur (l'info employer pour identifier le nombre d'octets utiles, s'attend à obtenir n octets de données (de 46 à 1500 octets, une référence à ip pour analyser les données présents sous forme d'octets) et se termine par 4 octets de CRC (Cyclical Redundancy Check) pour valider les données envoyé avant le CRC. En tout , c'est compris entre 64 et 1518 octets</text:p>
      <text:p text:style-name="P2"><text:s/>caractérisé l'organisation des bits/octets</text:p>
      <text:p text:style-name="P2"/>
      <text:p text:style-name="P2">Les 7+1 octets présents avant les 6premiers octets sont très importants permettent de</text:p>
      <text:p text:style-name="P2"/>
      <text:p text:style-name="P2">0xAA *7 <text:tab/>0xAB</text:p>
      <text:p text:style-name="P2">A→ 1010 B → 1011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11T14:14:16.58</meta:creation-date>
    <dc:date>2016-01-18T00:42:54.91</dc:date>
    <meta:editing-duration>PT1H49M56S</meta:editing-duration>
    <meta:editing-cycles>74</meta:editing-cycles>
    <meta:generator>OpenOffice/4.1.1$Win32 OpenOffice.org_project/411m6$Build-9775</meta:generator>
    <meta:document-statistic meta:table-count="0" meta:image-count="0" meta:object-count="0" meta:page-count="5" meta:paragraph-count="146" meta:word-count="1489" meta:character-count="9146"/>
  </office:meta>
</office:document-meta>
</file>